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meta.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irst_20_line_20_indent">
      <style:paragraph-properties fo:text-align="end" style:justify-single-word="false"/>
    </style:style>
    <style:style style:name="P2" style:family="paragraph" style:parent-style-name="First_20_line_20_indent">
      <style:text-properties fo:font-weight="normal" style:font-weight-asian="normal" style:font-weight-complex="normal"/>
    </style:style>
    <style:style style:name="P3" style:family="paragraph" style:parent-style-name="Standard">
      <style:paragraph-properties style:text-autospace="none"/>
    </style:style>
    <style:style style:name="P4" style:family="paragraph" style:parent-style-name="Standard">
      <style:paragraph-properties fo:margin-top="0in" fo:margin-bottom="0in"/>
    </style:style>
    <style:style style:name="P5" style:family="paragraph" style:parent-style-name="Text_20_body">
      <style:paragraph-properties fo:margin-top="0in" fo:margin-bottom="0in"/>
    </style:style>
    <style:style style:name="P6" style:family="paragraph" style:parent-style-name="Text_20_body" style:list-style-name="L3"/>
    <style:style style:name="P7" style:family="paragraph" style:parent-style-name="Text_20_body" style:list-style-name="L4"/>
    <style:style style:name="P8" style:family="paragraph" style:parent-style-name="Corrolary">
      <style:paragraph-properties fo:line-height="150%"/>
    </style:style>
    <style:style style:name="P9" style:family="paragraph" style:parent-style-name="First_20_line_20_indent">
      <style:text-properties fo:font-weight="normal" style:font-weight-asian="normal" style:font-weight-complex="normal"/>
    </style:style>
    <style:style style:name="P10" style:family="paragraph" style:parent-style-name="Standard">
      <style:paragraph-properties style:text-autospace="non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list-style-name="L2"/>
    <style:style style:name="P13" style:family="paragraph" style:parent-style-name="List" style:list-style-name="L5">
      <style:text-properties fo:font-weight="bold" style:font-weight-asian="bold" style:font-weight-complex="bold"/>
    </style:style>
    <style:style style:name="P14" style:family="paragraph" style:parent-style-name="List" style:list-style-name="L5">
      <style:paragraph-properties fo:margin-top="0in" fo:margin-bottom="0in"/>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5" style:family="text">
      <style:text-properties style:font-name="Courier New1" fo:font-size="11pt" fo:font-weight="normal" style:font-size-asian="11pt" style:font-weight-asian="normal" style:font-size-complex="11pt" style:font-weight-complex="normal"/>
    </style:style>
    <style:style style:name="fr1" style:family="graphic" style:parent-style-name="Frame">
      <style:graphic-properties fo:margin-top="0in" fo:margin-bottom="0in" style:vertical-pos="from-top" style:horizontal-pos="from-left" style:horizontal-rel="paragraph-content" fo:padding="0in" fo:border="none"/>
    </style:style>
    <style:style style:name="fr2" style:family="graphic" style:parent-style-name="Frame">
      <style:graphic-properties style:wrap="none" style:vertical-pos="bottom" style:vertical-rel="paragraph-content" style:horizontal-pos="left" style:horizontal-rel="paragraph" fo:background-color="transparent" style:background-transparency="100%" style:flow-with-text="tru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ormula">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xiom"/>
        <text:sequence-decl text:display-outline-level="0" text:name="Corrolary"/>
        <text:sequence-decl text:display-outline-level="0" text:name="Example"/>
      </text:sequence-decls>
      <text:p text:style-name="Title">Specification for PADI</text:p>
      <text:p text:style-name="Subtitle">by gat@cooperation.com</text:p>
      <text:h text:style-name="Heading_20_1" text:outline-level="1">Introduction</text:h>
      <text:p text:style-name="First_20_line_20_indent">The design, development and testing of PADI is now the gating factor for my non-fiction publishing efforts. What will make <text:span text:style-name="T3">Disintegration and its Discontents </text:span>different from any other writer's work is that its assertions and conclusions will be able to be checked by the PADI algorithms by anyone who has a computer. The idea of providing anyone with the means of evaluating other's arguments rigourously and of evaluating one's own argumens rigourously prior to publication is novel and powerful. I need to quietly develop this so that it will be too late for the power elite to suppress it by the time I am ready to publish the ensemble.</text:p>
      <text:p text:style-name="First_20_line_20_indent">I need to develop a proof of concept prototype, not the full application. I need to use that prototype to write the specification for the full application as well as vet the content of the book.</text:p>
      <text:p text:style-name="First_20_line_20_indent">My little luk.pl is sufficient for the propositional calculus. I just need a minimalist implementation of the ideas of DQN.</text:p>
      <text:p text:style-name="First_20_line_20_indent">I am wondering if I could write a parser for the OpenOffice formulas for DQN expressions. Those formulas are nothing but ascii strings. It is plausible that the DQN structures could be built on the basis of regex extractions from the formulas. This strategy puts the definition of the perl data structures for DQN front and center on the urgency list.</text:p>
      <text:p text:style-name="P1">Orlando.<text:date style:data-style-name="N37" text:date-value="2015-11-08T10:46:06.98" text:fixed="true">11/08/15</text:date>:<text:time style:data-style-name="N43" text:time-value="2015-11-08T10:45:53" text:fixed="true">10:45:53 AM</text:time></text:p>
      <text:h text:style-name="Heading_20_1" text:outline-level="1">Overview</text:h>
      <text:p text:style-name="First_20_line_20_indent"><text:span text:style-name="T2">PADI is just one of the players in this game. Like all the players, she has both an objective and a theoretical partition of the universe. From the point of view of PADI's deductions and questions, the distinction between </text:span><text:span text:style-name="T1">objective </text:span><text:span text:style-name="T2">and </text:span><text:span text:style-name="T1">theoretical </text:span><text:span text:style-name="T2">partitions of the universe are the most fundamental. In addition, there are session-specific structures and there are persistent structures (knowledgebase-resident). </text:span></text:p>
      <text:p text:style-name="First_20_line_20_indent"><text:span text:style-name="T2">PADI's rationality is the one with almost maximal</text:span><text:span text:style-name="T2"><text:note text:id="ftn1" text:note-class="footnote"><text:note-citation>1</text:note-citation><text:note-body><text:p text:style-name="Footnote">PADI would not be able to generate the infinite number of truth values associated with probabilistic rationality. She uses a trivalent rationality that is otherwise maximally expressive. A separate module will have to be specified and developed to handle probablistic reasoning.</text:p></text:note-body></text:note></text:span><text:span text:style-name="T2"> expressive resolution (PAT). She may strategically adopt lower resolution rationalities during any session and her conclusions and reasoning during that session will have to be tagged with the lower resolution rationality before it becomes a part of the knowledgebase. This tagging occurs on the propositional level for any proposition of the form Cpq. The proof of Cpq is implemented at the predicate calculus level such that p is the premise and q is the conclusion. This stategy means that the individual propositions are not intrinsically of any rationality but implications based on those propostions are intrinsically of a specific rationality.</text:span></text:p>
      <text:p text:style-name="P2">This specification tells how she develops her own knowledgebase incrementally based on session-specific structures and reasoning (proofs) about them. </text:p>
      <text:p text:style-name="P2">Her theory of mind is that other sentients (those who have experience) have their own knowledgebase that may be founded on a different rationality and a different ontology but that is <text:soft-page-break/>fundamentally similar to hers in structure and function.</text:p>
      <text:p text:style-name="P2">The rationality resolution of a knowledgebase is the highest resolution of any proofs in that knowledgebase.</text:p>
      <text:p text:style-name="First_20_line_20_indent"><text:span text:style-name="T2">Every propostion can be written as a predicate calculus expression. The RDF triple associated with a proposition is an abstraction from the predicate calculus expression. A </text:span><text:span text:style-name="T1">dictionary of predicate schemas </text:span><text:span text:style-name="T2">is a necessary part of pred.pl. PADI records every predicate that is mentioned in any assertion in a </text:span><text:span text:style-name="T1">predicate instances table </text:span><text:span text:style-name="T2">that has as many columns as the predicate has arguments and each of whose rows contain arguments that each reference one entity in the universe. These tables should be able to be constructed on the fly while PADI interacts with the user. As a consequence, there will always be a combination of keys that include the session key that will uniquely identify that instance.</text:span></text:p>
      <text:p text:style-name="P2"/>
      <text:p text:style-name="P2">Is every predicate constructible by some combination of triples?</text:p>
      <text:h text:style-name="Heading_20_1" text:outline-level="1">Assertion Parser</text:h>
      <text:p text:style-name="Text_20_body">To understand how PADI will parse the predicate calculus expressions, we need to identify the different parts of a fully articulated expression in both its graphic and ascii renditions.</text:p>
      <text:p text:style-name="Text_20_body"><draw:frame draw:style-name="fr1" draw:name="Frame14" text:anchor-type="as-char" svg:y="-0.2327in" svg:width="2.0063in" draw:z-index="27"><draw:text-box fo:min-height="0.3516in"><text:p text:style-name="Corrolary"><draw:frame draw:style-name="fr4" draw:name="Object15" text:anchor-type="paragraph" svg:width="2.0063in" svg:height="0.3516in" style:rel-height="scale" draw:z-index="28"><draw:object xlink:href="./Object 15" xlink:type="simple" xlink:show="embed" xlink:actuate="onLoad"/><draw:image xlink:href="./ObjectReplacements/Object 15" xlink:type="simple" xlink:show="embed" xlink:actuate="onLoad"/></draw:frame>Example <text:sequence text:ref-name="refCorrolary0" text:name="Corrolary" text:formula="ooow:Corrolary+1" style:num-format="1">1</text:sequence>: Parse Graphic</text:p></draw:text-box></draw:frame></text:p>
      <text:p text:style-name="Text_20_body"><draw:frame draw:style-name="fr2" draw:name="Frame15" text:anchor-type="paragraph" svg:width="4.722in" draw:z-index="26"><draw:text-box fo:min-height="0.8319in"><text:p text:style-name="P10">forall </text:p><text:p text:style-name="P10"><text:tab/>csub 0.1 csup 0.0 (x) </text:p><text:p text:style-name="P10">exists </text:p><text:p text:style-name="P10"><text:tab/>csub 0.0 (y): </text:p><text:p text:style-name="P3"><text:span text:style-name="T4">y %element Re </text:span><text:span text:style-name="T5">rightarrow F(x,y)</text:span></text:p><text:p text:style-name="Example">Example <text:sequence text:ref-name="refExample0" text:name="Example" text:formula="ooow:Example+1" style:num-format="1">1</text:sequence>: Parse ASCII Rendition</text:p></draw:text-box></draw:frame></text:p>
      <text:p text:style-name="Text_20_body">It is clear from this that every expression (WFF) consists of the following parts:</text:p>
      <text:list xml:id="list3055024714812437046" text:style-name="L3">
        <text:list-item>
          <text:p text:style-name="P6">universal quantification with dimensional qualification</text:p>
        </text:list-item>
        <text:list-item>
          <text:p text:style-name="P6">existential quantification with dimensional qualification</text:p>
        </text:list-item>
        <text:list-item>
          <text:p text:style-name="P6">logically connected assertion with predicates</text:p>
        </text:list-item>
      </text:list>
      <text:p text:style-name="Text_20_body">So, every <text:span text:style-name="T1">expression</text:span> can be stored as a hash of hashes:</text:p>
      <text:list xml:id="list6500259859190601708" text:style-name="L4">
        <text:list-item>
          <text:p text:style-name="P7">The keys to the expression hash are: <text:span text:style-name="T1">forall</text:span>, <text:span text:style-name="T1">exists</text:span>, and <text:span text:style-name="T1">assertion</text:span>.</text:p>
          <text:list>
            <text:list-item>
              <text:p text:style-name="P7">The <text:span text:style-name="T1">forall</text:span> hash has each of the universally quantified <text:span text:style-name="T1">variables as a key</text:span> and a <text:span text:style-name="T1">dimensional qualification</text:span>—either a scalar or an array—as its <text:span text:style-name="T1">value</text:span>. If the value is an array, it will have only two elements. The zeroth element of the array must be 0.1. The value of the second element can be any valid value of a dimensional qualifier.</text:p>
            </text:list-item>
            <text:list-item>
              <text:p text:style-name="P7">The <text:span text:style-name="T1">exists</text:span> hash has each of the existentially quantified <text:span text:style-name="T1">variables as a key</text:span> and a <text:span text:style-name="T1">dimensional qualification</text:span>—either a scalar or an array—as its <text:span text:style-name="T1">value</text:span>. If the value is an array, it will have only two elements. The zeroth element of the array must be 0.1. The <text:soft-page-break/>value of the second element can be any valid value of a dimensional qualifier.</text:p>
            </text:list-item>
            <text:list-item>
              <text:p text:style-name="P7"/>
            </text:list-item>
          </text:list>
        </text:list-item>
      </text:list>
      <text:p text:style-name="Text_20_body">The requirement that each instance of a variable in the logically connected assertion be bound by a quantifier in one of the quantification parts means that only variables that are mentioned in the quantification parts should appear in the assertion part. The parser needs to check that and enforce it.</text:p>
      <text:p text:style-name="Text_20_body"/>
      <text:h text:style-name="Heading_20_1" text:outline-level="1">Parsed Data Persistence</text:h>
      <text:p text:style-name="Text_20_body">This section describes the database design for the PADI application.</text:p>
      <text:p text:style-name="Text_20_body"/>
      <text:h text:style-name="Heading_20_1" text:outline-level="1">Persistance Algorithm</text:h>
      <text:p text:style-name="Text_20_body">This section describes the ordering of the algorithm that saves ontological and relational data from parsed expressions into the database. Each table is described in its own topic. hor d'oeuvres</text:p>
      <text:p text:style-name="Text_20_body">Each table topic title corresponds to the <text:span text:style-name="T1">Table Name</text:span> and will include information about the following items:</text:p>
      <text:list xml:id="list1668945474821241505" text:style-name="L5">
        <text:list-item>
          <text:p text:style-name="P14">Table Number</text:p>
        </text:list-item>
        <text:list-item>
          <text:p text:style-name="P14">Object Type</text:p>
        </text:list-item>
        <text:list-item>
          <text:p text:style-name="P14">Primary Key</text:p>
        </text:list-item>
        <text:list-item>
          <text:p text:style-name="P14">Foreign Keys</text:p>
        </text:list-item>
        <text:list-item>
          <text:p text:style-name="P13">Columns</text:p>
        </text:list-item>
      </text:list>
      <text:p text:style-name="List">You can use the following list as a mini-toc to access the tables randomly:</text:p>
      <text:p text:style-name="List">Interlocutors</text:p>
      <text:p text:style-name="List">Sessions</text:p>
      <text:p text:style-name="List">LUKExpressions</text:p>
      <text:p text:style-name="List">PCExpressions</text:p>
      <text:p text:style-name="List">Objective</text:p>
      <text:p text:style-name="List">Theroretical</text:p>
      <text:p text:style-name="List">PredFrames</text:p>
      <text:p text:style-name="List">Predinstances</text:p>
      <text:h text:style-name="Heading_20_1" text:outline-level="1">Perl Data Structures</text:h>
      <text:p text:style-name="P2">PADI's objective partition corresponds to a hash of hashes: </text:p>
      <text:p text:style-name="P2"><text:tab/>my %objective;</text:p>
      <text:p text:style-name="P2">PADI's theoretical partition corresponds to another hash of hashes:</text:p>
      <text:p text:style-name="P2"><text:tab/>my %theoretical;</text:p>
      <text:p text:style-name="P2">Each of these hashes has the following keys:</text:p>
      <text:list xml:id="list4574823654401134595" text:style-name="L1">
        <text:list-item>
          <text:p text:style-name="P11"><text:soft-page-break/>0.0</text:p>
        </text:list-item>
        <text:list-item>
          <text:p text:style-name="P11">0.1</text:p>
        </text:list-item>
        <text:list-item>
          <text:p text:style-name="P11">1.0</text:p>
        </text:list-item>
        <text:list-item>
          <text:p text:style-name="P11">1.1</text:p>
        </text:list-item>
        <text:list-item>
          <text:p text:style-name="P11">2.0</text:p>
        </text:list-item>
        <text:list-item>
          <text:p text:style-name="P11">2.1</text:p>
        </text:list-item>
        <text:list-item>
          <text:p text:style-name="P11">3.0</text:p>
        </text:list-item>
        <text:list-item>
          <text:p text:style-name="P11">3.1</text:p>
        </text:list-item>
      </text:list>
      <text:p text:style-name="First_20_line_20_indent">Each key has an anonymous hash as a value. </text:p>
      <text:p text:style-name="First_20_line_20_indent">Each anonymous hash has the variable name as a key and a value that depends on several aspects of the parse:</text:p>
      <text:list xml:id="list1439189240223668006" text:style-name="L2">
        <text:list-item>
          <text:p text:style-name="P12">If it resides in the %objective hash:</text:p>
          <text:list>
            <text:list-item>
              <text:p text:style-name="P12">If it has a theoretical dimensionality, </text:p>
              <text:list>
                <text:list-item>
                  <text:p text:style-name="P12">if it is a sentient<text:note text:id="ftn2" text:note-class="footnote"><text:note-citation>2</text:note-citation><text:note-body><text:p text:style-name="Footnote">For PADI, a sentient is any entity that is the subject of the <text:span text:style-name="T1">experience</text:span> predicate. All subjects of an experience predicate must be quantified with:<draw:frame draw:style-name="fr5" draw:name="Object1" text:anchor-type="as-char" svg:y="-0.1228in" svg:width="0.2043in" svg:height="0.2417in" draw:z-index="29"><draw:object xlink:href="./Object 1" xlink:type="simple" xlink:show="embed" xlink:actuate="onLoad"/><draw:image xlink:href="./ObjectReplacements/Object 1" xlink:type="simple" xlink:show="embed" xlink:actuate="onLoad"/></draw:frame></text:p></text:note-body></text:note>, it's value is a pointer to that sentient's personal theoretical hash key that corresponds with the value of its theoretical dimensionality.</text:p>
                </text:list-item>
                <text:list-item>
                  <text:p text:style-name="P12">if it is not a sentient, it's value is a pointer to the key of the same name in the subhash of the %theoretical hash who's key is the value of its theoretical dimensionality.</text:p>
                </text:list-item>
              </text:list>
            </text:list-item>
            <text:list-item>
              <text:p text:style-name="P12">If it has no theoretical dimensionality, it's value is null.</text:p>
            </text:list-item>
          </text:list>
        </text:list-item>
        <text:list-item>
          <text:p text:style-name="P12">If it resides in the %theoretical hash:</text:p>
          <text:list>
            <text:list-item>
              <text:p text:style-name="P12">If it resides there because it has a theoretical dimensionality, </text:p>
              <text:list>
                <text:list-item>
                  <text:p text:style-name="P12">if it is a sentient, it's value is a pointer to that sentient's personal theoretical hash key that corresponds with the value of its theoretical dimensionality.</text:p>
                </text:list-item>
                <text:list-item>
                  <text:p text:style-name="P12">if it is not a sentient, it's value is a pointer to the key of the same name in the subhash of the %theoretical hash who's key is the value of its theoretical dimensionality.</text:p>
                </text:list-item>
              </text:list>
            </text:list-item>
            <text:list-item>
              <text:p text:style-name="P12">If it resides there because it has no theoretical dimensionality, it's value is null.</text:p>
            </text:list-item>
          </text:list>
        </text:list-item>
      </text:list>
      <text:h text:style-name="Heading_20_1" text:outline-level="1">Appendix A: Dimensional Axioms</text:h>
      <text:h text:style-name="Heading_20_2" text:outline-level="2">The Inclusive Universe</text:h>
      <text:p text:style-name="P5">For all x, there exists a Universe (U), such that x is an element of the Universe (U).</text:p>
      <text:p text:style-name="P5"/>
      <text:p text:style-name="P5"><draw:frame draw:style-name="fr1" draw:name="Frame1" text:anchor-type="as-char" svg:y="-0.152in" svg:width="3.2835in" draw:z-index="0"><draw:text-box fo:min-height="0.4972in"><text:p text:style-name="Axiom"><draw:frame draw:style-name="fr4" draw:name="Object2" text:anchor-type="paragraph" svg:width="1.289in" svg:height="0.2in" style:rel-height="scale" draw:z-index="1"><draw:object xlink:href="./Object 2" xlink:type="simple" xlink:show="embed" xlink:actuate="onLoad"/><draw:image xlink:href="./ObjectReplacements/Object 2" xlink:type="simple" xlink:show="embed" xlink:actuate="onLoad"/></draw:frame>Axiom <text:sequence text:ref-name="refAxiom0" text:name="Axiom" text:formula="ooow:Axiom+1" style:num-format="1">1</text:sequence>: The Universe Includes Everything</text:p></draw:text-box></draw:frame></text:p>
      <text:h text:style-name="Heading_20_2" text:outline-level="2">The 8 Dimensional Partitions of the Universe</text:h>
      <text:p text:style-name="P5">For all x, there exists a dimensional partition A such that if A is a proper subset of U and x is an element of A then there exists a y of dimensionality 0.0 and x is equivalent to y.</text:p>
      <text:p text:style-name="P5"/>
      <text:p text:style-name="P5"><draw:frame draw:style-name="fr1" draw:name="Frame2" text:anchor-type="as-char" svg:y="-0.152in" svg:width="3.6866in" draw:z-index="2"><draw:text-box fo:min-height="0.6543in"><text:p text:style-name="Axiom"><draw:frame draw:style-name="fr4" draw:name="Object3" text:anchor-type="paragraph" svg:width="2.8571in" svg:height="0.2709in" style:rel-height="scale" draw:z-index="3"><draw:object xlink:href="./Object 3" xlink:type="simple" xlink:show="embed" xlink:actuate="onLoad"/><draw:image xlink:href="./ObjectReplacements/Object 3" xlink:type="simple" xlink:show="embed" xlink:actuate="onLoad"/><svg:desc>formula</svg:desc></draw:frame>Axiom <text:sequence text:ref-name="refAxiom1" text:name="Axiom" text:formula="ooow:Axiom+1" style:num-format="1">2</text:sequence>: Elements of Set A are of Dimensionality 0.0</text:p></draw:text-box></draw:frame></text:p>
      <text:p text:style-name="P5"/>
      <text:p text:style-name="P4">For all x, there exists a dimensional partition B such that if B is a proper subset of U and x is an element of B then there exists a y of dimensionality 0.1 and x is equivalent to y.</text:p>
      <text:p text:style-name="P5"/>
      <text:p text:style-name="P5"><draw:frame draw:style-name="fr1" draw:name="Frame3" text:anchor-type="as-char" svg:y="-0.152in" svg:width="3.6866in" draw:z-index="4"><draw:text-box fo:min-height="0.6543in"><text:p text:style-name="Axiom"><draw:frame draw:style-name="fr4" draw:name="Object4" text:anchor-type="paragraph" svg:width="2.8583in" svg:height="0.2709in" style:rel-height="scale" draw:z-index="5"><draw:object xlink:href="./Object 4" xlink:type="simple" xlink:show="embed" xlink:actuate="onLoad"/><draw:image xlink:href="./ObjectReplacements/Object 4" xlink:type="simple" xlink:show="embed" xlink:actuate="onLoad"/><svg:desc>formula</svg:desc></draw:frame>Axiom <text:sequence text:ref-name="refAxiom2" text:name="Axiom" text:formula="ooow:Axiom+1" style:num-format="1">3</text:sequence>: Elements of Set B are of Dimensionality 0.1</text:p></draw:text-box></draw:frame></text:p>
      <text:p text:style-name="P5"/>
      <text:p text:style-name="P4">For all x, there exists a dimensional partition C such that if C is a proper subset of U and x is an element of C then there exists a y of dimensionality 1.0 and x is equivalent to y.</text:p>
      <text:p text:style-name="P5"/>
      <text:p text:style-name="P5"><draw:frame draw:style-name="fr1" draw:name="Frame4" text:anchor-type="as-char" svg:y="-0.152in" svg:width="3.6866in" draw:z-index="6"><draw:text-box fo:min-height="0.6543in"><text:p text:style-name="Axiom"><draw:frame draw:style-name="fr4" draw:name="Object5" text:anchor-type="paragraph" svg:width="2.8791in" svg:height="0.2709in" style:rel-height="scale" draw:z-index="7"><draw:object xlink:href="./Object 5" xlink:type="simple" xlink:show="embed" xlink:actuate="onLoad"/><draw:image xlink:href="./ObjectReplacements/Object 5" xlink:type="simple" xlink:show="embed" xlink:actuate="onLoad"/><svg:desc>formula</svg:desc></draw:frame>Axiom <text:sequence text:ref-name="refAxiom3" text:name="Axiom" text:formula="ooow:Axiom+1" style:num-format="1">4</text:sequence>: Elements of Set C are of Dimensionality 1.0</text:p></draw:text-box></draw:frame></text:p>
      <text:p text:style-name="P5"/>
      <text:p text:style-name="P4">For all x, there exists a dimensional partition D such that if D is a proper subset of U and x is an element of D then there exists a y of dimensionality 1.1 and x is equivalent to y.</text:p>
      <text:p text:style-name="P5"/>
      <text:p text:style-name="P5"><draw:frame draw:style-name="fr1" draw:name="Frame5" text:anchor-type="as-char" svg:y="-0.152in" svg:width="3.6866in" draw:z-index="8"><draw:text-box fo:min-height="0.6543in"><text:p text:style-name="Axiom"><draw:frame draw:style-name="fr4" draw:name="Object6" text:anchor-type="paragraph" svg:width="2.9165in" svg:height="0.2709in" style:rel-height="scale" draw:z-index="9"><draw:object xlink:href="./Object 6" xlink:type="simple" xlink:show="embed" xlink:actuate="onLoad"/><draw:image xlink:href="./ObjectReplacements/Object 6" xlink:type="simple" xlink:show="embed" xlink:actuate="onLoad"/><svg:desc>formula</svg:desc></draw:frame>Axiom <text:sequence text:ref-name="refAxiom4" text:name="Axiom" text:formula="ooow:Axiom+1" style:num-format="1">5</text:sequence>: Elements of Set A are of Dimensionality 1.1</text:p></draw:text-box></draw:frame></text:p>
      <text:p text:style-name="P5"/>
      <text:p text:style-name="P4">For all x, there exists a dimensional partition E such that if E is a proper subset of U and x is an element of E then there exists a y of dimensionality 2.0 and x is equivalent to y.</text:p>
      <text:p text:style-name="P5"/>
      <text:p text:style-name="P5"><draw:frame draw:style-name="fr1" draw:name="Frame6" text:anchor-type="as-char" svg:y="-0.152in" svg:width="3.6866in" draw:z-index="10"><draw:text-box fo:min-height="0.6543in"><text:p text:style-name="Axiom"><draw:frame draw:style-name="fr4" draw:name="Object7" text:anchor-type="paragraph" svg:width="2.8807in" svg:height="0.2709in" style:rel-height="scale" draw:z-index="11"><draw:object xlink:href="./Object 7" xlink:type="simple" xlink:show="embed" xlink:actuate="onLoad"/><draw:image xlink:href="./ObjectReplacements/Object 7" xlink:type="simple" xlink:show="embed" xlink:actuate="onLoad"/><svg:desc>formula</svg:desc></draw:frame>Axiom <text:sequence text:ref-name="refAxiom5" text:name="Axiom" text:formula="ooow:Axiom+1" style:num-format="1">6</text:sequence>: Elements of Set E are of Dimensionality 2.0</text:p></draw:text-box></draw:frame></text:p>
      <text:p text:style-name="P5"><text:soft-page-break/></text:p>
      <text:p text:style-name="P4">For all x, there exists a dimensional partition F such that if F is a proper subset of U and x is an element of F then there exists a y of dimensionality 2.1 and x is equivalent to y.</text:p>
      <text:p text:style-name="P5"/>
      <text:p text:style-name="P5"><draw:frame draw:style-name="fr1" draw:name="Frame7" text:anchor-type="as-char" svg:y="-0.152in" svg:width="3.6866in" draw:z-index="12"><draw:text-box fo:min-height="0.6543in"><text:p text:style-name="Axiom"><draw:frame draw:style-name="fr4" draw:name="Object8" text:anchor-type="paragraph" svg:width="2.8992in" svg:height="0.2709in" style:rel-height="scale" draw:z-index="13"><draw:object xlink:href="./Object 8" xlink:type="simple" xlink:show="embed" xlink:actuate="onLoad"/><draw:image xlink:href="./ObjectReplacements/Object 8" xlink:type="simple" xlink:show="embed" xlink:actuate="onLoad"/><svg:desc>formula</svg:desc></draw:frame>Axiom <text:sequence text:ref-name="refAxiom6" text:name="Axiom" text:formula="ooow:Axiom+1" style:num-format="1">7</text:sequence>: Elements of Set F are of Dimensionality 2.1</text:p></draw:text-box></draw:frame></text:p>
      <text:p text:style-name="P5"/>
      <text:p text:style-name="P4">For all x, there exists a dimensional partition G such that if G is a proper subset of U and x is an element of G then there exists a y of dimensionality 3.0 and x is equivalent to y.</text:p>
      <text:p text:style-name="P5"/>
      <text:p text:style-name="P5"><draw:frame draw:style-name="fr1" draw:name="Frame8" text:anchor-type="as-char" svg:y="-0.152in" svg:width="3.6866in" draw:z-index="14"><draw:text-box fo:min-height="0.6543in"><text:p text:style-name="Axiom"><draw:frame draw:style-name="fr4" draw:name="Object9" text:anchor-type="paragraph" svg:width="2.8898in" svg:height="0.2709in" style:rel-height="scale" draw:z-index="15"><draw:object xlink:href="./Object 9" xlink:type="simple" xlink:show="embed" xlink:actuate="onLoad"/><draw:image xlink:href="./ObjectReplacements/Object 9" xlink:type="simple" xlink:show="embed" xlink:actuate="onLoad"/><svg:desc>formula</svg:desc></draw:frame>Axiom <text:sequence text:ref-name="refAxiom7" text:name="Axiom" text:formula="ooow:Axiom+1" style:num-format="1">8</text:sequence>: Elements of Set G are of Dimensionality 3.0</text:p></draw:text-box></draw:frame></text:p>
      <text:p text:style-name="P5"/>
      <text:p text:style-name="P4">For all x, there exists a dimensional partition H such that if H is a proper subset of U and x is an element of H then there exists a y of dimensionality 3.1 and x is equivalent to y.</text:p>
      <text:p text:style-name="P5"/>
      <text:p text:style-name="P5"><draw:frame draw:style-name="fr1" draw:name="Frame9" text:anchor-type="as-char" svg:y="0in" svg:width="3.6866in" draw:z-index="16"><draw:text-box fo:min-height="0.6543in"><text:p text:style-name="Axiom"><draw:frame draw:style-name="fr4" draw:name="Object10" text:anchor-type="paragraph" svg:width="2.9693in" svg:height="0.2709in" style:rel-height="scale" draw:z-index="17"><draw:object xlink:href="./Object 10" xlink:type="simple" xlink:show="embed" xlink:actuate="onLoad"/><draw:image xlink:href="./ObjectReplacements/Object 10" xlink:type="simple" xlink:show="embed" xlink:actuate="onLoad"/><svg:desc>formula</svg:desc></draw:frame>Axiom <text:sequence text:ref-name="refAxiom8" text:name="Axiom" text:formula="ooow:Axiom+1" style:num-format="1">9</text:sequence>: Elements of Set H are of Dimensionality 3.1</text:p></draw:text-box></draw:frame></text:p>
      <text:h text:style-name="Heading_20_2" text:outline-level="2">The Inclusiveness of the Partitions</text:h>
      <text:p text:style-name="Text_20_body">The Universe is identical to the union of its dimensional partitions.</text:p>
      <text:p text:style-name="Text_20_body"><draw:frame draw:style-name="fr1" draw:name="Frame10" text:anchor-type="as-char" svg:y="-0.152in" svg:width="5.4862in" draw:z-index="18"><draw:text-box fo:min-height="0.5681in"><text:p text:style-name="Axiom"><draw:frame draw:style-name="fr4" draw:name="Object11" text:anchor-type="paragraph" svg:width="2.3874in" svg:height="0.1846in" style:rel-height="scale" draw:z-index="19"><draw:object xlink:href="./Object 11" xlink:type="simple" xlink:show="embed" xlink:actuate="onLoad"/><draw:image xlink:href="./ObjectReplacements/Object 11" xlink:type="simple" xlink:show="embed" xlink:actuate="onLoad"/><svg:desc>formula</svg:desc></draw:frame>Axiom <text:sequence text:ref-name="refAxiom9" text:name="Axiom" text:formula="ooow:Axiom+1" style:num-format="1">10</text:sequence>: The Dimensional Partitions Include all elements of the Universe</text:p></draw:text-box></draw:frame></text:p>
      <text:p text:style-name="Text_20_body">Consequently, for any x, if x is an element of the Universe, then x is an element of the union of dimensional partitions.</text:p>
      <text:p text:style-name="Text_20_body"><draw:frame draw:style-name="fr3" draw:name="Frame12" text:anchor-type="paragraph" svg:x="0.1654in" svg:y="0in" svg:width="5.0228in" svg:height="0.5835in" style:rel-height="scale-min" draw:z-index="22"><draw:text-box><text:p text:style-name="P8"><draw:frame draw:style-name="fr4" draw:name="Object13" text:anchor-type="paragraph" svg:width="3.4453in" svg:height="0.2in" style:rel-height="scale" draw:z-index="23"><draw:object xlink:href="./Object 13" xlink:type="simple" xlink:show="embed" xlink:actuate="onLoad"/><draw:image xlink:href="./ObjectReplacements/Object 13" xlink:type="simple" xlink:show="embed" xlink:actuate="onLoad"/><svg:desc>formula</svg:desc></draw:frame>Corrolary <text:sequence text:ref-name="refCorrolary1" text:name="Corrolary" text:formula="ooow:Corrolary+1" style:num-format="1">2</text:sequence>: All Universe Elements are Dimensional Union Elements</text:p></draw:text-box></draw:frame></text:p>
      <text:p text:style-name="Text_20_body">Also, for any x, if x is an element of the union of dimensional partitions, then xi is an element of the Universe.</text:p>
      <text:p text:style-name="Text_20_body"><draw:frame draw:style-name="fr3" draw:name="Frame13" text:anchor-type="paragraph" svg:x="0.1654in" svg:y="0in" svg:width="5.0228in" svg:height="0.5835in" style:rel-height="scale-min" draw:z-index="24"><draw:text-box><text:p text:style-name="P8"><draw:frame draw:style-name="fr4" draw:name="Object14" text:anchor-type="paragraph" svg:width="3.4398in" svg:height="0.2in" style:rel-height="scale" draw:z-index="25"><draw:object xlink:href="./Object 14" xlink:type="simple" xlink:show="embed" xlink:actuate="onLoad"/><draw:image xlink:href="./ObjectReplacements/Object 14" xlink:type="simple" xlink:show="embed" xlink:actuate="onLoad"/><svg:desc>formula</svg:desc></draw:frame>Corrolary <text:sequence text:ref-name="refCorrolary2" text:name="Corrolary" text:formula="ooow:Corrolary+1" style:num-format="1">3</text:sequence>: All Dimensional Union Elements are Universe Elements</text:p></draw:text-box></draw:frame></text:p>
      <text:h text:style-name="Heading_20_2" text:outline-level="2">The Mutual Exclusion of the Partitions</text:h>
      <text:p text:style-name="Text_20_body">No two partitions share any elements.</text:p>
      <text:p text:style-name="Text_20_body"><draw:frame draw:style-name="fr1" draw:name="Frame11" text:anchor-type="as-char" svg:y="-0.152in" svg:width="5.9953in" draw:z-index="20"><draw:text-box fo:min-height="0.4866in"><text:p text:style-name="Axiom"><draw:frame draw:style-name="fr4" draw:name="Object12" text:anchor-type="paragraph" svg:width="6.0189in" svg:height="0.2047in" style:rel-height="scale" draw:z-index="21"><draw:object xlink:href="./Object 12" xlink:type="simple" xlink:show="embed" xlink:actuate="onLoad"/><draw:image xlink:href="./ObjectReplacements/Object 12" xlink:type="simple" xlink:show="embed" xlink:actuate="onLoad"/><svg:desc>formula</svg:desc></draw:frame>Axiom <text:sequence text:ref-name="refAxiom10" text:name="Axiom" text:formula="ooow:Axiom+1" style:num-format="1">11</text:sequence>: The Intersection between any 2 Dimensional Partitions is Nil</text:p></draw:text-box></draw:frame></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top="0in" fo:margin-bottom="0.0598in" style:page-number="auto"/>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xiom" style:family="paragraph" style:parent-style-name="Caption">
      <style:paragraph-properties fo:line-height="1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rrolary" style:family="paragraph" style:parent-style-name="Caption"/>
    <style:style style:name="Frame_20_contents" style:display-name="Frame contents" style:family="paragraph" style:parent-style-name="Text_20_body" style:class="extra"/>
    <style:style style:name="Example" style:family="paragraph" style:parent-style-name="Caption"/>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n Gaynor</meta:initial-creator>
    <meta:creation-date>2015-11-08T10:31:14</meta:creation-date>
    <dc:date>2015-12-01T17:44:17</dc:date>
    <dc:creator>Alan Gaynor</dc:creator>
    <meta:editing-duration>P13DT7H57M3S</meta:editing-duration>
    <meta:editing-cycles>23</meta:editing-cycles>
    <meta:generator>OpenOffice/4.1.2$Unix OpenOffice.org_project/412m3$Build-9782</meta:generator>
    <meta:document-statistic meta:table-count="0" meta:image-count="0" meta:object-count="15" meta:page-count="6" meta:paragraph-count="124" meta:word-count="1867" meta:character-count="10731"/>
  </office:meta>
</office:document-meta>
</file>

<file path=Object 1/content.xml><?xml version="1.0" encoding="utf-8"?>
<math xmlns="http://www.w3.org/1998/Math/MathML">
  <semantics>
    <mrow>
      <munder>
        <mo stretchy="false">∃</mo>
        <mn>0.1</mn>
      </munder>
    </mrow>
    <annotation encoding="StarMath 5.0">exists csub 0.1</annotation>
  </semantics>
</math>
</file>

<file path=Object 10/content.xml><?xml version="1.0" encoding="utf-8"?>
<math xmlns="http://www.w3.org/1998/Math/MathML">
  <semantics>
    <mrow>
      <mo stretchy="false">∀</mo>
      <mrow>
        <mo stretchy="false">(</mo>
        <mrow>
          <mi>x</mi>
        </mrow>
        <mo stretchy="false">)</mo>
      </mrow>
      <mo stretchy="false">∃</mo>
      <mrow>
        <mo stretchy="false">(</mo>
        <mrow>
          <mi>H</mi>
        </mrow>
        <mo stretchy="false">)</mo>
      </mrow>
      <mi mathvariant="normal">:</mi>
      <mrow>
        <mo stretchy="false">(</mo>
        <mrow>
          <mrow>
            <mi>H</mi>
            <mo stretchy="false">⊂</mo>
            <mrow>
              <mi>U</mi>
              <mo stretchy="false">∧</mo>
              <mi>x</mi>
            </mrow>
          </mrow>
          <mo stretchy="false">∈</mo>
          <mi>H</mi>
        </mrow>
        <mo stretchy="false">)</mo>
      </mrow>
      <mo stretchy="false">→</mo>
      <munder>
        <mo stretchy="false">∃</mo>
        <mn>3.1</mn>
      </munder>
      <mrow>
        <mo stretchy="false">(</mo>
        <mrow>
          <mi>y</mi>
        </mrow>
        <mo stretchy="false">)</mo>
      </mrow>
      <mi mathvariant="normal">:</mi>
      <mi>x</mi>
      <mo stretchy="false">≡</mo>
      <mi>y</mi>
    </mrow>
    <annotation encoding="StarMath 5.0">forall (x) exists (H): (H subset U and x %element H) rightarrow exists csub 3.1 (y): x %identical y</annotation>
  </semantics>
</math>
</file>

<file path=Object 11/content.xml><?xml version="1.0" encoding="utf-8"?>
<math xmlns="http://www.w3.org/1998/Math/MathML">
  <semantics>
    <mrow>
      <mi>U</mi>
      <mo stretchy="false">≡</mo>
      <mrow>
        <mrow>
          <mrow>
            <mrow>
              <mrow>
                <mrow>
                  <mrow>
                    <mi>A</mi>
                    <mo stretchy="false">∪</mo>
                    <mi>B</mi>
                  </mrow>
                  <mo stretchy="false">∪</mo>
                  <mi>C</mi>
                </mrow>
                <mo stretchy="false">∪</mo>
                <mi>D</mi>
              </mrow>
              <mo stretchy="false">∪</mo>
              <mi>E</mi>
            </mrow>
            <mo stretchy="false">∪</mo>
            <mi>F</mi>
          </mrow>
          <mo stretchy="false">∪</mo>
          <mi>G</mi>
        </mrow>
        <mo stretchy="false">∪</mo>
        <mi>H</mi>
      </mrow>
    </mrow>
    <annotation encoding="StarMath 5.0">U %identical A union B union C union D union E union F union G union H</annotation>
  </semantics>
</math>
</file>

<file path=Object 12/content.xml><?xml version="1.0" encoding="utf-8"?>
<math xmlns="http://www.w3.org/1998/Math/MathML">
  <semantics>
    <mrow>
      <mo stretchy="false">∀</mo>
      <mrow>
        <mo stretchy="false">(</mo>
        <mrow>
          <mstyle mathvariant="italic">
            <mrow>
              <mo stretchy="false">ϕ</mo>
            </mrow>
          </mstyle>
          <mi>,</mi>
          <mstyle mathvariant="italic">
            <mrow>
              <mo stretchy="false">θ</mo>
            </mrow>
          </mstyle>
        </mrow>
        <mo stretchy="false">)</mo>
      </mrow>
      <mo stretchy="false">∃</mo>
      <mrow>
        <mo stretchy="false">(</mo>
        <mrow>
          <mi>K</mi>
        </mrow>
        <mo stretchy="false">)</mo>
      </mrow>
      <mi mathvariant="normal">:</mi>
      <mi>K</mi>
      <mo stretchy="false">≡</mo>
      <mo stretchy="false">{</mo>
      <mi>A</mi>
      <mi>,</mi>
      <mi>B</mi>
      <mi>,</mi>
      <mi>C</mi>
      <mi>,</mi>
      <mi>D</mi>
      <mi>,</mi>
      <mi>E</mi>
      <mi>,</mi>
      <mi>F</mi>
      <mi>,</mi>
      <mi>G</mi>
      <mi>,</mi>
      <mi>H</mi>
      <mrow>
        <mo stretchy="false">}</mo>
        <mo stretchy="false">∧</mo>
        <mstyle mathvariant="italic">
          <mrow>
            <mo stretchy="false">ϕ</mo>
          </mrow>
        </mstyle>
      </mrow>
      <mo stretchy="false">∈</mo>
      <mrow>
        <mi>K</mi>
        <mo stretchy="false">∧</mo>
        <mstyle mathvariant="italic">
          <mrow>
            <mo stretchy="false">θ</mo>
          </mrow>
        </mstyle>
      </mrow>
      <mo stretchy="false">∈</mo>
      <mrow>
        <mi>K</mi>
        <mo stretchy="false">∧</mo>
        <mo stretchy="false">@</mo>
      </mrow>
      <mrow>
        <mo stretchy="false">(</mo>
        <mrow>
          <mstyle mathvariant="italic">
            <mrow>
              <mo stretchy="false">ϕ</mo>
            </mrow>
          </mstyle>
          <mo stretchy="false">≡</mo>
          <mstyle mathvariant="italic">
            <mrow>
              <mo stretchy="false">θ</mo>
            </mrow>
          </mstyle>
        </mrow>
        <mo stretchy="false">)</mo>
      </mrow>
      <mo stretchy="false">→</mo>
      <mrow>
        <mstyle mathvariant="italic">
          <mrow>
            <mo stretchy="false">ϕ</mo>
          </mrow>
        </mstyle>
        <mo stretchy="false">∩</mo>
        <mstyle mathvariant="italic">
          <mrow>
            <mo stretchy="false">θ</mo>
          </mrow>
        </mstyle>
      </mrow>
      <mo stretchy="false">≡</mo>
      <mo stretchy="false">∅</mo>
    </mrow>
    <annotation encoding="StarMath 5.0">forall (italic %phi ,italic %theta)exists (K): K %identical \{A,B,C,D,E,F,G,H\} and italic %phi %element K and italic %theta %element K and %not(italic %phi %identical italic %theta) rightarrow italic %phi intersection italic %theta %identical emptyset </annotation>
  </semantics>
</math>
</file>

<file path=Object 13/content.xml><?xml version="1.0" encoding="utf-8"?>
<math xmlns="http://www.w3.org/1998/Math/MathML">
  <semantics>
    <mrow>
      <mo stretchy="false">∀</mo>
      <mrow>
        <mo stretchy="false">(</mo>
        <mrow>
          <mi>x</mi>
        </mrow>
        <mo stretchy="false">)</mo>
      </mrow>
      <mi mathvariant="normal">:</mi>
      <mi>x</mi>
      <mo stretchy="false">∈</mo>
      <mi>U</mi>
      <mo stretchy="false">→</mo>
      <mi>x</mi>
      <mo stretchy="false">∈</mo>
      <mrow>
        <mo stretchy="false">(</mo>
        <mrow>
          <mrow>
            <mrow>
              <mrow>
                <mrow>
                  <mrow>
                    <mrow>
                      <mrow>
                        <mi>A</mi>
                        <mo stretchy="false">∪</mo>
                        <mi>B</mi>
                      </mrow>
                      <mo stretchy="false">∪</mo>
                      <mi>C</mi>
                    </mrow>
                    <mo stretchy="false">∪</mo>
                    <mi>D</mi>
                  </mrow>
                  <mo stretchy="false">∪</mo>
                  <mi>E</mi>
                </mrow>
                <mo stretchy="false">∪</mo>
                <mi>F</mi>
              </mrow>
              <mo stretchy="false">∪</mo>
              <mi>G</mi>
            </mrow>
            <mo stretchy="false">∪</mo>
            <mi>H</mi>
          </mrow>
        </mrow>
        <mo stretchy="false">)</mo>
      </mrow>
    </mrow>
    <annotation encoding="StarMath 5.0">forall (x): x %element U rightarrow x %element  (A union B union C union D union E union F union G union H)</annotation>
  </semantics>
</math>
</file>

<file path=Object 14/content.xml><?xml version="1.0" encoding="utf-8"?>
<math xmlns="http://www.w3.org/1998/Math/MathML">
  <semantics>
    <mrow>
      <mo stretchy="false">∀</mo>
      <mrow>
        <mo stretchy="false">(</mo>
        <mrow>
          <mi>x</mi>
        </mrow>
        <mo stretchy="false">)</mo>
      </mrow>
      <mi mathvariant="normal">:</mi>
      <mi>x</mi>
      <mo stretchy="false">∈</mo>
      <mrow>
        <mo stretchy="false">(</mo>
        <mrow>
          <mrow>
            <mrow>
              <mrow>
                <mrow>
                  <mrow>
                    <mrow>
                      <mrow>
                        <mi>A</mi>
                        <mo stretchy="false">∪</mo>
                        <mi>B</mi>
                      </mrow>
                      <mo stretchy="false">∪</mo>
                      <mi>C</mi>
                    </mrow>
                    <mo stretchy="false">∪</mo>
                    <mi>D</mi>
                  </mrow>
                  <mo stretchy="false">∪</mo>
                  <mi>E</mi>
                </mrow>
                <mo stretchy="false">∪</mo>
                <mi>F</mi>
              </mrow>
              <mo stretchy="false">∪</mo>
              <mi>G</mi>
            </mrow>
            <mo stretchy="false">∪</mo>
            <mi>H</mi>
          </mrow>
        </mrow>
        <mo stretchy="false">)</mo>
      </mrow>
      <mo stretchy="false">→</mo>
      <mi>x</mi>
      <mo stretchy="false">∈</mo>
      <mi>U</mi>
    </mrow>
    <annotation encoding="StarMath 5.0">forall (x): x %element (A union B union C union D union E union F union G union H) rightarrow x %element U</annotation>
  </semantics>
</math>
</file>

<file path=Object 15/content.xml><?xml version="1.0" encoding="utf-8"?>
<math xmlns="http://www.w3.org/1998/Math/MathML">
  <semantics>
    <mrow>
      <munderover>
        <mo stretchy="false">∀</mo>
        <mn>0.1</mn>
        <mn>0.0</mn>
      </munderover>
      <mrow>
        <mo stretchy="false">(</mo>
        <mrow>
          <mi>x</mi>
        </mrow>
        <mo stretchy="false">)</mo>
      </mrow>
      <munder>
        <mo stretchy="false">∃</mo>
        <mn>0.0</mn>
      </munder>
      <mrow>
        <mo stretchy="false">(</mo>
        <mrow>
          <mi>y</mi>
        </mrow>
        <mo stretchy="false">)</mo>
      </mrow>
      <mi mathvariant="normal">:</mi>
      <mi>y</mi>
      <mo stretchy="false">∈</mo>
      <mo stretchy="false">ℜ</mo>
      <mo stretchy="false">→</mo>
      <mi>F</mi>
      <mrow>
        <mo stretchy="false">(</mo>
        <mrow>
          <mi>x</mi>
          <mi>,</mi>
          <mi>y</mi>
        </mrow>
        <mo stretchy="false">)</mo>
      </mrow>
    </mrow>
    <annotation encoding="StarMath 5.0">forall csub 0.1 csup 0.0 (x) exists csub 0.0 (y): y %element Re  rightarrow F(x,y)</annotation>
  </semantics>
</math>
</file>

<file path=Object 2/content.xml><?xml version="1.0" encoding="utf-8"?>
<math xmlns="http://www.w3.org/1998/Math/MathML">
  <semantics>
    <mrow>
      <mo stretchy="false">∀</mo>
      <mrow>
        <mo stretchy="false">(</mo>
        <mrow>
          <mi>x</mi>
        </mrow>
        <mo stretchy="false">)</mo>
      </mrow>
      <mo stretchy="false">∃</mo>
      <mrow>
        <mo stretchy="false">(</mo>
        <mrow>
          <mi>U</mi>
        </mrow>
        <mo stretchy="false">)</mo>
      </mrow>
      <mi mathvariant="normal">:</mi>
      <mi>x</mi>
      <mo stretchy="false">∈</mo>
      <mi>U</mi>
    </mrow>
    <annotation encoding="StarMath 5.0">forall (x)exists (U): x %element U</annotation>
  </semantics>
</math>
</file>

<file path=Object 3/content.xml><?xml version="1.0" encoding="utf-8"?>
<math xmlns="http://www.w3.org/1998/Math/MathML">
  <semantics>
    <mrow>
      <mo stretchy="false">∀</mo>
      <mrow>
        <mo stretchy="false">(</mo>
        <mrow>
          <mi>x</mi>
        </mrow>
        <mo stretchy="false">)</mo>
      </mrow>
      <mo stretchy="false">∃</mo>
      <mrow>
        <mo stretchy="false">(</mo>
        <mrow>
          <mi>A</mi>
        </mrow>
        <mo stretchy="false">)</mo>
      </mrow>
      <mi mathvariant="normal">:</mi>
      <mrow>
        <mo stretchy="false">(</mo>
        <mrow>
          <mrow>
            <mi>A</mi>
            <mo stretchy="false">⊂</mo>
            <mrow>
              <mi>U</mi>
              <mo stretchy="false">∧</mo>
              <mi>x</mi>
            </mrow>
          </mrow>
          <mo stretchy="false">∈</mo>
          <mi>A</mi>
        </mrow>
        <mo stretchy="false">)</mo>
      </mrow>
      <mo stretchy="false">→</mo>
      <munder>
        <mo stretchy="false">∃</mo>
        <mn>0.0</mn>
      </munder>
      <mrow>
        <mo stretchy="false">(</mo>
        <mrow>
          <mi>y</mi>
        </mrow>
        <mo stretchy="false">)</mo>
      </mrow>
      <mi mathvariant="normal">:</mi>
      <mi>x</mi>
      <mo stretchy="false">≡</mo>
      <mi>y</mi>
    </mrow>
    <annotation encoding="StarMath 5.0">forall (x) exists (A): (A subset U and x %element A) rightarrow exists csub 0.0 (y): x %identical y</annotation>
  </semantics>
</math>
</file>

<file path=Object 4/content.xml><?xml version="1.0" encoding="utf-8"?>
<math xmlns="http://www.w3.org/1998/Math/MathML">
  <semantics>
    <mrow>
      <mo stretchy="false">∀</mo>
      <mrow>
        <mo stretchy="false">(</mo>
        <mrow>
          <mi>x</mi>
        </mrow>
        <mo stretchy="false">)</mo>
      </mrow>
      <mo stretchy="false">∃</mo>
      <mrow>
        <mo stretchy="false">(</mo>
        <mrow>
          <mi>B</mi>
        </mrow>
        <mo stretchy="false">)</mo>
      </mrow>
      <mi mathvariant="normal">:</mi>
      <mrow>
        <mo stretchy="false">(</mo>
        <mrow>
          <mrow>
            <mi>B</mi>
            <mo stretchy="false">⊂</mo>
            <mrow>
              <mi>U</mi>
              <mo stretchy="false">∧</mo>
              <mi>x</mi>
            </mrow>
          </mrow>
          <mo stretchy="false">∈</mo>
          <mi>B</mi>
        </mrow>
        <mo stretchy="false">)</mo>
      </mrow>
      <mo stretchy="false">→</mo>
      <munder>
        <mo stretchy="false">∃</mo>
        <mn>0.1</mn>
      </munder>
      <mrow>
        <mo stretchy="false">(</mo>
        <mrow>
          <mi>y</mi>
        </mrow>
        <mo stretchy="false">)</mo>
      </mrow>
      <mi mathvariant="normal">:</mi>
      <mi>x</mi>
      <mo stretchy="false">≡</mo>
      <mi>y</mi>
    </mrow>
    <annotation encoding="StarMath 5.0">forall (x) exists (B): (B subset U and x %element B) rightarrow exists csub 0.1 (y): x %identical y</annotation>
  </semantics>
</math>
</file>

<file path=Object 5/content.xml><?xml version="1.0" encoding="utf-8"?>
<math xmlns="http://www.w3.org/1998/Math/MathML">
  <semantics>
    <mrow>
      <mo stretchy="false">∀</mo>
      <mrow>
        <mo stretchy="false">(</mo>
        <mrow>
          <mi>x</mi>
        </mrow>
        <mo stretchy="false">)</mo>
      </mrow>
      <mo stretchy="false">∃</mo>
      <mrow>
        <mo stretchy="false">(</mo>
        <mrow>
          <mi>C</mi>
        </mrow>
        <mo stretchy="false">)</mo>
      </mrow>
      <mi mathvariant="normal">:</mi>
      <mrow>
        <mo stretchy="false">(</mo>
        <mrow>
          <mrow>
            <mi>C</mi>
            <mo stretchy="false">⊂</mo>
            <mrow>
              <mi>U</mi>
              <mo stretchy="false">∧</mo>
              <mi>x</mi>
            </mrow>
          </mrow>
          <mo stretchy="false">∈</mo>
          <mi>C</mi>
        </mrow>
        <mo stretchy="false">)</mo>
      </mrow>
      <mo stretchy="false">→</mo>
      <munder>
        <mo stretchy="false">∃</mo>
        <mn>1.0</mn>
      </munder>
      <mrow>
        <mo stretchy="false">(</mo>
        <mrow>
          <mi>y</mi>
        </mrow>
        <mo stretchy="false">)</mo>
      </mrow>
      <mi mathvariant="normal">:</mi>
      <mi>x</mi>
      <mo stretchy="false">≡</mo>
      <mi>y</mi>
    </mrow>
    <annotation encoding="StarMath 5.0">forall (x) exists (C): (C subset U and x %element C) rightarrow exists csub 1.0 (y): x %identical y</annotation>
  </semantics>
</math>
</file>

<file path=Object 6/content.xml><?xml version="1.0" encoding="utf-8"?>
<math xmlns="http://www.w3.org/1998/Math/MathML">
  <semantics>
    <mrow>
      <mo stretchy="false">∀</mo>
      <mrow>
        <mo stretchy="false">(</mo>
        <mrow>
          <mi>x</mi>
        </mrow>
        <mo stretchy="false">)</mo>
      </mrow>
      <mo stretchy="false">∃</mo>
      <mrow>
        <mo stretchy="false">(</mo>
        <mrow>
          <mi>D</mi>
        </mrow>
        <mo stretchy="false">)</mo>
      </mrow>
      <mi mathvariant="normal">:</mi>
      <mrow>
        <mo stretchy="false">(</mo>
        <mrow>
          <mrow>
            <mi>D</mi>
            <mo stretchy="false">⊂</mo>
            <mrow>
              <mi>U</mi>
              <mo stretchy="false">∧</mo>
              <mi>x</mi>
            </mrow>
          </mrow>
          <mo stretchy="false">∈</mo>
          <mi>D</mi>
        </mrow>
        <mo stretchy="false">)</mo>
      </mrow>
      <mo stretchy="false">→</mo>
      <munder>
        <mo stretchy="false">∃</mo>
        <mn>1.1</mn>
      </munder>
      <mrow>
        <mo stretchy="false">(</mo>
        <mrow>
          <mi>y</mi>
        </mrow>
        <mo stretchy="false">)</mo>
      </mrow>
      <mi mathvariant="normal">:</mi>
      <mi>x</mi>
      <mo stretchy="false">≡</mo>
      <mi>y</mi>
    </mrow>
    <annotation encoding="StarMath 5.0">forall (x) exists (D): (D subset U and x %element D) rightarrow exists csub 1.1 (y): x %identical y</annotation>
  </semantics>
</math>
</file>

<file path=Object 7/content.xml><?xml version="1.0" encoding="utf-8"?>
<math xmlns="http://www.w3.org/1998/Math/MathML">
  <semantics>
    <mrow>
      <mo stretchy="false">∀</mo>
      <mrow>
        <mo stretchy="false">(</mo>
        <mrow>
          <mi>x</mi>
        </mrow>
        <mo stretchy="false">)</mo>
      </mrow>
      <mo stretchy="false">∃</mo>
      <mrow>
        <mo stretchy="false">(</mo>
        <mrow>
          <mi>E</mi>
        </mrow>
        <mo stretchy="false">)</mo>
      </mrow>
      <mi mathvariant="normal">:</mi>
      <mrow>
        <mo stretchy="false">(</mo>
        <mrow>
          <mrow>
            <mi>E</mi>
            <mo stretchy="false">⊂</mo>
            <mrow>
              <mi>U</mi>
              <mo stretchy="false">∧</mo>
              <mi>x</mi>
            </mrow>
          </mrow>
          <mo stretchy="false">∈</mo>
          <mi>E</mi>
        </mrow>
        <mo stretchy="false">)</mo>
      </mrow>
      <mo stretchy="false">→</mo>
      <munder>
        <mo stretchy="false">∃</mo>
        <mn>2.0</mn>
      </munder>
      <mrow>
        <mo stretchy="false">(</mo>
        <mrow>
          <mi>y</mi>
        </mrow>
        <mo stretchy="false">)</mo>
      </mrow>
      <mi mathvariant="normal">:</mi>
      <mi>x</mi>
      <mo stretchy="false">≡</mo>
      <mi>y</mi>
    </mrow>
    <annotation encoding="StarMath 5.0">forall (x) exists (E): (E subset U and x %element E) rightarrow exists csub 2.0 (y): x %identical y</annotation>
  </semantics>
</math>
</file>

<file path=Object 8/content.xml><?xml version="1.0" encoding="utf-8"?>
<math xmlns="http://www.w3.org/1998/Math/MathML">
  <semantics>
    <mrow>
      <mo stretchy="false">∀</mo>
      <mrow>
        <mo stretchy="false">(</mo>
        <mrow>
          <mi>x</mi>
        </mrow>
        <mo stretchy="false">)</mo>
      </mrow>
      <mo stretchy="false">∃</mo>
      <mrow>
        <mo stretchy="false">(</mo>
        <mrow>
          <mi>F</mi>
        </mrow>
        <mo stretchy="false">)</mo>
      </mrow>
      <mi mathvariant="normal">:</mi>
      <mrow>
        <mo stretchy="false">(</mo>
        <mrow>
          <mrow>
            <mi>F</mi>
            <mo stretchy="false">⊂</mo>
            <mrow>
              <mi>U</mi>
              <mo stretchy="false">∧</mo>
              <mi>x</mi>
            </mrow>
          </mrow>
          <mo stretchy="false">∈</mo>
          <mi>F</mi>
        </mrow>
        <mo stretchy="false">)</mo>
      </mrow>
      <mo stretchy="false">→</mo>
      <munder>
        <mo stretchy="false">∃</mo>
        <mn>2.1</mn>
      </munder>
      <mrow>
        <mo stretchy="false">(</mo>
        <mrow>
          <mi>y</mi>
        </mrow>
        <mo stretchy="false">)</mo>
      </mrow>
      <mi mathvariant="normal">:</mi>
      <mi>x</mi>
      <mo stretchy="false">≡</mo>
      <mi>y</mi>
    </mrow>
    <annotation encoding="StarMath 5.0">forall (x) exists (F): (F subset U and x %element F) rightarrow exists csub 2.1 (y): x %identical y</annotation>
  </semantics>
</math>
</file>

<file path=Object 9/content.xml><?xml version="1.0" encoding="utf-8"?>
<math xmlns="http://www.w3.org/1998/Math/MathML">
  <semantics>
    <mrow>
      <mo stretchy="false">∀</mo>
      <mrow>
        <mo stretchy="false">(</mo>
        <mrow>
          <mi>x</mi>
        </mrow>
        <mo stretchy="false">)</mo>
      </mrow>
      <mo stretchy="false">∃</mo>
      <mrow>
        <mo stretchy="false">(</mo>
        <mrow>
          <mi>G</mi>
        </mrow>
        <mo stretchy="false">)</mo>
      </mrow>
      <mi mathvariant="normal">:</mi>
      <mrow>
        <mo stretchy="false">(</mo>
        <mrow>
          <mrow>
            <mi>G</mi>
            <mo stretchy="false">⊂</mo>
            <mrow>
              <mi>U</mi>
              <mo stretchy="false">∧</mo>
              <mi>x</mi>
            </mrow>
          </mrow>
          <mo stretchy="false">∈</mo>
          <mi>G</mi>
        </mrow>
        <mo stretchy="false">)</mo>
      </mrow>
      <mo stretchy="false">→</mo>
      <munder>
        <mo stretchy="false">∃</mo>
        <mn>3.0</mn>
      </munder>
      <mrow>
        <mo stretchy="false">(</mo>
        <mrow>
          <mi>y</mi>
        </mrow>
        <mo stretchy="false">)</mo>
      </mrow>
      <mi mathvariant="normal">:</mi>
      <mi>x</mi>
      <mo stretchy="false">≡</mo>
      <mi>y</mi>
    </mrow>
    <annotation encoding="StarMath 5.0">forall (x) exists (G): (G subset U and x %element G) rightarrow exists csub 3.0 (y): x %identical y</annotation>
  </semantics>
</math>
</file>